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Line_20_Style_20_1" svg:stroke-color="#800000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Line_20_Style_20_1" svg:stroke-color="#ff0000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Line_20_Style_20_1" svg:stroke-color="#0000ff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gradient" draw:fill-gradient-name="Gradient_20_8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293cm" svg:height="0.456cm" draw:transform="skewX (-0.276809219366248) rotate (1.15226637216644) translate (1.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.5cm 1cm)" svg:viewBox="0 0 294 457" svg:d="m0 0c615 0 73 457 73 457">
            <text:p/>
          </draw:path>
        </draw:g>
        <draw:polyline draw:style-name="gr6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6" draw:text-style-name="P1" draw:layer="layout" svg:width="0.249cm" svg:height="5.999cm" draw:transform="rotate (-1.57079632679579) translate (6.74999999999972cm 2.74999999999288cm)" svg:viewBox="0 0 250 6000" draw:points="0,6000 250,6000 250,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3" draw:text-style-name="P1" draw:layer="layout" svg:x1="3.75cm" svg:y1="3.003cm" svg:x2="3.75cm" svg:y2="2.753cm">
            <text:p/>
          </draw:line>
          <draw:circle draw:style-name="gr7" draw:text-style-name="P1" draw:layer="layout" svg:width="0.25cm" svg:height="0.25cm" draw:transform="rotate (1.5707963267946) translate (3.625cm 2.748cm)">
            <text:p/>
          </draw:circle>
          <draw:line draw:style-name="gr3" draw:text-style-name="P1" draw:layer="layout" svg:x1="3.75cm" svg:y1="1cm" svg:x2="3.75cm" svg:y2="1.25cm">
            <text:p/>
          </draw:line>
          <draw:circle draw:style-name="gr7" draw:text-style-name="P1" draw:layer="layout" svg:width="0.25cm" svg:height="0.25cm" draw:transform="rotate (1.5707963267946) translate (3.625cm 1.505cm)">
            <text:p/>
          </draw:circle>
          <draw:line draw:style-name="gr4" draw:text-style-name="P1" draw:layer="layout" svg:x1="3.75cm" svg:y1="2.503cm" svg:x2="3.25cm" svg:y2="1.503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8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path draw:style-name="gr9" draw:text-style-name="P1" draw:layer="layout" svg:width="0.499cm" svg:height="0.499cm" draw:transform="rotate (1.5707963267946) translate (1cm 1.75cm)" svg:viewBox="0 0 500 500" svg:d="m0 0c500 0 500 500 500 500">
          <text:p/>
        </draw:path>
        <draw:line draw:style-name="gr10" draw:text-style-name="P1" draw:layer="layout" svg:x1="2.75cm" svg:y1="1.25cm" svg:x2="6cm" svg:y2="1.25cm">
          <text:p/>
        </draw:line>
        <draw:path draw:style-name="gr10" draw:text-style-name="P1" draw:layer="layout" svg:width="0.499cm" svg:height="0.499cm" svg:x="6cm" svg:y="1.25cm" svg:viewBox="0 0 500 500" svg:d="m0 0c500 0 500 500 500 500">
          <text:p/>
        </draw:path>
        <draw:path draw:style-name="gr11" draw:text-style-name="P1" draw:layer="layout" svg:width="0.499cm" svg:height="0.499cm" draw:transform="rotate (-1.57079632679579) translate (6.5cm 2.25cm)" svg:viewBox="0 0 500 500" svg:d="m0 0c500 0 500 500 500 500">
          <text:p/>
        </draw:path>
        <draw:line draw:style-name="gr11" draw:text-style-name="P1" draw:layer="layout" svg:x1="6cm" svg:y1="2.75cm" svg:x2="1.5cm" svg:y2="2.75cm">
          <text:p/>
        </draw:line>
        <draw:path draw:style-name="gr11" draw:text-style-name="P1" draw:layer="layout" svg:width="-0.499cm" svg:height="-0.499cm" svg:x="1.5cm" svg:y="2.75cm" svg:viewBox="0 0 -500 -500" svg:d="m0 0c500 0 500 500 500 500">
          <text:p/>
        </draw:path>
        <draw:g>
          <draw:circle draw:style-name="gr12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13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13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gon draw:style-name="gr14" draw:text-style-name="P1" draw:layer="layout" svg:width="1.499cm" svg:height="0.199cm" svg:x="1.5cm" svg:y="1.15cm" svg:viewBox="0 0 1500 200" draw:points="0,125 0,100 0,75 1256,75 1256,70 1248,44 1236,20 1221,0 1500,100 1221,200 1236,179 1248,154 1256,127 1257,1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0000" draw:end-color="#ff0000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1" draw:display-name="Line Style 1" draw:style="rect" draw:dots1="1" draw:dots1-length="0.1cm" draw:dots2="1" draw:dots2-length="0.1cm" draw:distance="0.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4:07.38</dc:date>
    <meta:editing-duration>PT1H36M55S</meta:editing-duration>
    <meta:editing-cycles>45</meta:editing-cycles>
    <meta:document-statistic meta:object-count="49"/>
  </office:meta>
</office:document-meta>
</file>